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7ce" officeooo:paragraph-rsid="000ca7ce"/>
    </style:style>
    <style:style style:name="P2" style:family="paragraph" style:parent-style-name="Standard">
      <style:paragraph-properties fo:line-height="150%"/>
      <style:text-properties officeooo:rsid="000ca7ce" officeooo:paragraph-rsid="000ca7ce"/>
    </style:style>
    <style:style style:name="P3" style:family="paragraph" style:parent-style-name="Standard">
      <style:paragraph-properties fo:line-height="150%"/>
      <style:text-properties officeooo:rsid="000ca7ce" officeooo:paragraph-rsid="000e783b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1024cd" officeooo:paragraph-rsid="001024cd" style:font-weight-asian="bold" style:font-weight-complex="bold"/>
    </style:style>
    <style:style style:name="P5" style:family="paragraph" style:parent-style-name="Standard">
      <style:paragraph-properties fo:line-height="150%"/>
      <style:text-properties style:text-underline-style="solid" style:text-underline-width="auto" style:text-underline-color="font-color" officeooo:rsid="000ca7ce" officeooo:paragraph-rsid="000ca7ce"/>
    </style:style>
    <style:style style:name="P6" style:family="paragraph" style:parent-style-name="Standard">
      <style:paragraph-properties fo:line-height="150%"/>
      <style:text-properties style:text-underline-style="solid" style:text-underline-width="auto" style:text-underline-color="font-color" officeooo:rsid="000ca7ce" officeooo:paragraph-rsid="001024cd"/>
    </style:style>
    <style:style style:name="P7" style:family="paragraph" style:parent-style-name="Standard">
      <style:paragraph-properties fo:line-height="150%"/>
      <style:text-properties officeooo:rsid="000ca7ce" officeooo:paragraph-rsid="000ca7ce"/>
    </style:style>
    <style:style style:name="P8" style:family="paragraph" style:parent-style-name="Standard">
      <style:paragraph-properties fo:line-height="150%"/>
      <style:text-properties officeooo:rsid="001154ba" officeooo:paragraph-rsid="001154ba"/>
    </style:style>
    <style:style style:name="P9" style:family="paragraph" style:parent-style-name="Standard">
      <style:paragraph-properties fo:line-height="150%"/>
      <style:text-properties fo:font-weight="bold" officeooo:rsid="000ca7ce" officeooo:paragraph-rsid="001154ba" fo:background-color="#ffff00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0ca7ce" officeooo:paragraph-rsid="001024cd" fo:background-color="#ffff00" style:font-weight-asian="bold" style:font-weight-complex="bold"/>
    </style:style>
    <style:style style:name="P11" style:family="paragraph" style:parent-style-name="Standard">
      <style:paragraph-properties fo:line-height="150%"/>
      <style:text-properties officeooo:rsid="000ca7ce" officeooo:paragraph-rsid="001024cd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66ffff" loext:char-shading-value="0"/>
    </style:style>
    <style:style style:name="T3" style:family="text">
      <style:text-properties fo:background-color="#66ff99" loext:char-shading-value="0"/>
    </style:style>
    <style:style style:name="T4" style:family="text">
      <style:text-properties fo:background-color="#ff9999" loext:char-shading-value="0"/>
    </style:style>
    <style:style style:name="T5" style:family="text">
      <style:text-properties fo:background-color="#cfe7f5" loext:char-shading-value="0"/>
    </style:style>
    <style:style style:name="T6" style:family="text">
      <style:text-properties officeooo:rsid="001024c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24c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INDICADOR DE INPUTS NO VACIO EN EL BOTON DEL MODAL</text:p>
      <text:p text:style-name="P1"/>
      <text:p text:style-name="P6"/>
      <text:p text:style-name="P2">function check_<text:span text:style-name="T1">formPaciente</text:span>(){</text:p>
      <text:p text:style-name="P2"/>
      <text:p text:style-name="P11"><text:span text:style-name="T7">// </text:span><text:span text:style-name="T8">EL BOTON QUE MUESTRA EL INDICADOR</text:span></text:p>
      <text:p text:style-name="P4"/>
      <text:p text:style-name="P2"><text:s text:c="4"/>$("#<text:span text:style-name="T2">submit_form_antper</text:span> span").remove(); </text:p>
      <text:p text:style-name="P3"><text:s text:c="4"/>$("#<text:span text:style-name="T3">submit_form_antfam</text:span> span").remove();</text:p>
      <text:p text:style-name="P3"/>
      <text:p text:style-name="P3"/>
      <text:p text:style-name="P10">// <text:span text:style-name="T6">CONDICIONAL QUE DICE SI EL CAMPO X ESTA VACIO <text:s/>ENTONCES AL BOTON COLOCALE EL RESPECTIVO INDICADOR</text:span></text:p>
      <text:p text:style-name="P10"/>
      <text:p text:style-name="P2"><text:s text:c="4"/>if($("#<text:span text:style-name="T5">element-form-pacafm</text:span>").val()==""){</text:p>
      <text:p text:style-name="P2"><text:s text:c="6"/>$("#<text:span text:style-name="T3">submit_form_antfam</text:span>").append("&lt;span style='color:white' class=\"badge badge-warning\"&gt;&lt;i class='fa <text:s/>fa-exclamation-triangle'&gt;&lt;/i&gt;&lt;/span&gt;");</text:p>
      <text:p text:style-name="P2"><text:s text:c="4"/>}else{</text:p>
      <text:p text:style-name="P2"><text:s text:c="6"/>$("#<text:span text:style-name="T3">submit_form_antfam</text:span>").append("&lt;span style='color:white' class=\"badge badge-success\"&gt;&lt;i class='fa fa-check'&gt;&lt;/i&gt;&lt;/span&gt;");</text:p>
      <text:p text:style-name="P2"><text:s text:c="4"/>}</text:p>
      <text:p text:style-name="P2"/>
      <text:p text:style-name="P2"><text:s text:c="4"/>if($("#<text:span text:style-name="T4">element-form-pacapp</text:span>").val()==""){</text:p>
      <text:p text:style-name="P2"><text:s text:c="6"/>$("#<text:span text:style-name="T2">submit_form_antper</text:span>").append("&lt;span style='color:white' class=\"badge badge-warning\"&gt;&lt;i class='fa <text:s/>fa-exclamation-triangle'&gt;&lt;/i&gt;&lt;/span&gt;");</text:p>
      <text:p text:style-name="P2"><text:s text:c="4"/>}else{</text:p>
      <text:p text:style-name="P2"><text:s text:c="6"/>$("#<text:span text:style-name="T2">submit_form_antper</text:span>").append("&lt;span style='color:white' class=\"badge badge-success\"&gt;&lt;i class='fa fa-check'&gt;&lt;/i&gt;&lt;/span&gt;");</text:p>
      <text:p text:style-name="P2"><text:s text:c="4"/>}</text:p>
      <text:p text:style-name="P5"/>
      <text:p text:style-name="P9">// <text:span text:style-name="T6">CONDICIONAL QUE DICE SI VARIOS <text:s/>CAMPOS <text:s/>X ESTA VACIO <text:s/>ENTONCES AL BOTON COLOCALE EL RESPECTIVO INDICADOR</text:span></text:p>
      <text:p text:style-name="P9"/>
      <text:p text:style-name="P8"><text:s text:c="4"/>if ( ($("#element-form-paccod").val()=="") || ($("#element-form-pacfnm").val()=="") || ($("#element-form-paclnm").val()=="") || ($("#element-form-pacnac").val()=="") || ($("#pacgps").val()=="") || ($("#element-form-pacale").val()=="") || ($("#element-form-pactlf").val()=="") <text:s/>) <text:s text:c="4"/>{</text:p>
      <text:p text:style-name="P8"><text:s text:c="6"/>$("#submit_form_general").append("&lt;span style='color:white' class=\"badge badge-warning\"&gt;&lt;i class='fa <text:s/>fa-exclamation-triangle'&gt;&lt;/i&gt;&lt;/span&gt;");</text:p>
      <text:p text:style-name="P8"><text:s text:c="4"/>}else{</text:p>
      <text:p text:style-name="P8"><text:s text:c="6"/>$("#submit_form_general").append("&lt;span style='color:white' class=\"badge badge-success\"&gt;&lt;i class='fa fa-check'&gt;&lt;/i&gt;&lt;/span&gt;");</text:p>
      <text:p text:style-name="P8"><text:s text:c="4"/>}</text:p>
      <text:p text:style-name="P8"/>
      <text:p text:style-name="P2">}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1-23T15:15:34.518128926</meta:creation-date>
    <dc:date>2016-11-24T00:26:48.834878010</dc:date>
    <dc:creator>pitagora </dc:creator>
    <meta:editing-duration>PT8H47M41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23" meta:word-count="119" meta:character-count="1674" meta:non-whitespace-character-count="1485"/>
  </office:meta>
</office:document-meta>
</file>